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o Sangam MN" svg:font-family="'Lao Sangam MN'" style:font-pitch="variable"/>
    <style:font-face style:name="Lao Sangam MN1" svg:font-family="'Lao Sangam MN'" style:font-adornments="Regular" style:font-pitch="variable"/>
    <style:font-face style:name="Liberation Sans2" svg:font-family="'Liberation Sans'"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1cm" draw:marker-start-width="0.276cm" draw:marker-end-width="0.276cm" draw:fill="solid" draw:fill-color="#99ccff" draw:textarea-horizontal-align="justify" draw:textarea-vertical-align="middle" draw:auto-grow-height="false" fo:padding-top="0.15cm" fo:padding-bottom="0.15cm" fo:padding-left="0.275cm" fo:padding-right="0.275cm"/>
    </style:style>
    <style:style style:name="gr2" style:family="graphic" style:parent-style-name="objectwithoutfill" style:list-style-name="L1">
      <style:graphic-properties draw:stroke-dash="Dashed_20__28_var_29__20_2" svg:stroke-width="0.1cm" svg:stroke-color="#000000" draw:marker-start="" draw:marker-start-width="0.349cm" draw:marker-start-center="false" draw:marker-end="Arrow" draw:marker-end-width="0.349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min-height="0cm" fo:min-width="0cm" fo:padding-top="0.174cm" fo:padding-bottom="0.174cm" fo:padding-left="0.299cm" fo:padding-right="0.29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objectwithoutfill" style:list-style-name="L1">
      <style:graphic-properties draw:stroke-dash="Dashed_20__28_var_29__20_2" svg:stroke-width="0.1cm" svg:stroke-color="#000000" draw:marker-start="" draw:marker-start-width="0.349cm" draw:marker-start-center="false" draw:marker-end="Arrow" draw:marker-end-width="0.349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min-height="0cm" fo:min-width="0cm" fo:padding-top="0.174cm" fo:padding-bottom="0.174cm" fo:padding-left="0.299cm" fo:padding-right="0.29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none" draw:stroke-dash="Dashed_20__28_var_29__20_2" svg:stroke-width="0.051cm" svg:stroke-color="#000000" draw:marker-start="" draw:marker-start-width="0.276cm" draw:marker-start-center="false" draw:marker-end-width="0.276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675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graphic-properties svg:stroke-width="0.051cm" draw:marker-start-width="0.276cm" draw:marker-end-width="0.276cm" draw:fill="solid" draw:fill-color="#e6e6e6" draw:textarea-horizontal-align="justify" draw:textarea-vertical-align="middle" draw:auto-grow-height="false" fo:padding-top="0.15cm" fo:padding-bottom="0.15cm" fo:padding-left="0.275cm" fo:padding-right="0.275cm"/>
    </style:style>
    <style:style style:name="gr6" style:family="graphic" style:parent-style-name="standard">
      <style:graphic-properties svg:stroke-width="0.051cm" draw:marker-start-width="0.276cm" draw:marker-end-width="0.276cm" draw:fill="solid" draw:fill-color="#e6e6ff"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8" style:family="graphic" style:parent-style-name="objectwithoutfill">
      <style:graphic-properties svg:stroke-width="0.1cm" draw:marker-start-width="0.349cm" draw:marker-end="Arrow" draw:marker-end-width="0.449cm" draw:fill="none" draw:textarea-vertical-align="middle" fo:padding-top="0.174cm" fo:padding-bottom="0.174cm" fo:padding-left="0.299cm" fo:padding-right="0.299cm"/>
    </style:style>
    <style:style style:name="gr9"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479cm" fo:min-width="1.532cm"/>
    </style:style>
    <style:style style:name="gr11" style:family="graphic" style:parent-style-name="standard">
      <style:graphic-properties svg:stroke-width="0.051cm" draw:marker-start-width="0.276cm" draw:marker-end-width="0.276cm" draw:fill="solid" draw:fill-color="#99ccff" draw:textarea-horizontal-align="justify" draw:textarea-vertical-align="middle" draw:auto-grow-height="false" fo:min-height="0cm" fo:min-width="0cm" fo:padding-top="0.15cm" fo:padding-bottom="0.15cm" fo:padding-left="0.275cm" fo:padding-right="0.275cm" fo:wrap-option="no-wrap"/>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33cm" fo:min-width="0cm"/>
    </style:style>
    <style:style style:name="gr13" style:family="graphic" style:parent-style-name="objectwithoutfill">
      <style:graphic-properties draw:stroke="dash" draw:stroke-dash="Line_20_Style_20_9" svg:stroke-width="0.051cm" draw:marker-start-width="0.276cm" draw:marker-end="Arrow" draw:marker-end-width="0.376cm" draw:fill="none" draw:textarea-vertical-align="middle" fo:padding-top="0.15cm" fo:padding-bottom="0.15cm" fo:padding-left="0.275cm" fo:padding-right="0.275cm"/>
    </style:style>
    <style:style style:name="gr14"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15" style:family="graphic" style:parent-style-name="standard">
      <style:graphic-properties draw:stroke="dash" draw:stroke-dash="Fine_20_Dashed" svg:stroke-width="0.051cm" svg:stroke-color="#999999" draw:marker-start-width="0.276cm" draw:marker-end-width="0.276cm" draw:fill="none" draw:fill-color="#7e0021" draw:textarea-horizontal-align="justify" draw:textarea-vertical-align="middle" draw:auto-grow-height="false" fo:padding-top="0.15cm" fo:padding-bottom="0.15cm" fo:padding-left="0.275cm" fo:padding-right="0.275cm" draw:shadow="hidden"/>
    </style:style>
    <style:style style:name="gr16" style:family="graphic" style:parent-style-name="standard">
      <style:graphic-properties svg:stroke-width="0.05cm" svg:stroke-color="#000000" draw:marker-start-width="0.275cm" draw:marker-end-width="0.275cm" draw:textarea-vertical-align="middle" fo:padding-top="0.15cm" fo:padding-bottom="0.15cm" fo:padding-left="0.275cm" fo:padding-right="0.275cm"/>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433cm" fo:min-width="1.539cm"/>
    </style:style>
    <style:style style:name="gr18" style:family="graphic" style:parent-style-name="objectwithoutfill">
      <style:graphic-properties draw:stroke="dash" draw:stroke-dash="Line_20_Style_20_9" svg:stroke-width="0.05cm" draw:marker-start-width="0.275cm" draw:marker-end-width="0.275cm" draw:fill="none" draw:textarea-vertical-align="middle" fo:padding-top="0.15cm" fo:padding-bottom="0.15cm" fo:padding-left="0.275cm" fo:padding-right="0.275cm"/>
    </style:style>
    <style:style style:name="gr19" style:family="graphic" style:parent-style-name="objectwithoutfill">
      <style:graphic-properties draw:stroke="solid" draw:stroke-dash="Line_20_Style_20_9" svg:stroke-width="0.1cm" draw:marker-start-width="0.35cm" draw:marker-end-width="0.35cm" draw:fill="none" draw:textarea-vertical-align="middle" fo:padding-top="0.175cm" fo:padding-bottom="0.175cm" fo:padding-left="0.3cm" fo:padding-right="0.3cm"/>
    </style:style>
    <style:style style:name="gr2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false" fo:min-height="1.423cm" fo:min-width="0cm"/>
    </style:style>
    <style:style style:name="gr2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0.815cm"/>
    </style:style>
    <style:style style:name="gr2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2.627cm"/>
    </style:style>
    <style:style style:name="gr23" style:family="graphic" style:parent-style-name="standard">
      <style:graphic-properties draw:stroke="none" svg:stroke-width="0.051cm" svg:stroke-color="#000000" draw:marker-start-width="0.276cm" draw:marker-end-width="0.276cm" draw:fill="none" draw:fill-color="#ffffff" fo:min-height="1.423cm"/>
    </style:style>
    <style:style style:name="gr2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767cm"/>
    </style:style>
    <style:style style:name="gr2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94cm"/>
    </style:style>
    <style:style style:name="gr26"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draw:shadow-offset-x="0.203cm" draw:shadow-offset-y="0.203cm"/>
    </style:style>
    <style:style style:name="gr2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385cm" fo:min-width="0cm"/>
    </style:style>
    <style:style style:name="gr2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418cm" fo:min-width="0cm"/>
    </style:style>
    <style:style style:name="gr2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131cm" fo:min-width="0cm"/>
    </style:style>
    <style:style style:name="gr3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505cm" fo:min-width="0.821cm"/>
    </style:style>
    <style:style style:name="gr3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512cm" fo:min-width="0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128cm" fo:min-width="0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6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text-properties fo:font-size="12pt" style:font-size-asian="12pt" style:font-size-complex="12pt"/>
    </style:style>
    <style:style style:name="P6" style:family="paragraph">
      <style:paragraph-properties fo:text-align="center"/>
      <style:text-properties fo:font-size="16pt" style:font-size-asian="16pt" style:font-size-complex="16pt"/>
    </style:style>
    <style:style style:name="P7" style:family="paragraph">
      <style:text-properties fo:font-size="16pt" style:font-size-asian="16pt" style:font-size-complex="16pt"/>
    </style:style>
    <style:style style:name="P8" style:family="paragraph">
      <style:paragraph-properties fo:text-align="center"/>
      <style:text-properties fo:font-size="12pt" style:font-size-asian="18pt" style:font-size-complex="18pt"/>
    </style:style>
    <style:style style:name="P9" style:family="paragraph">
      <style:text-properties fo:font-size="16pt" fo:font-weight="bold" style:font-size-asian="16pt" style:font-size-complex="16pt"/>
    </style:style>
    <style:style style:name="P10" style:family="paragraph">
      <style:paragraph-properties fo:text-align="center"/>
      <style:text-properties fo:font-size="16pt" style:font-size-asian="12pt" style:font-size-complex="12pt"/>
    </style:style>
    <style:style style:name="P11" style:family="paragraph">
      <style:paragraph-properties fo:text-align="start"/>
    </style:style>
    <style:style style:name="P12" style:family="paragraph">
      <style:paragraph-properties fo:text-align="start"/>
      <style:text-properties fo:font-size="16pt" style:font-size-asian="12pt" style:font-size-complex="12pt"/>
    </style:style>
    <style:style style:name="P13" style:family="paragraph">
      <style:paragraph-properties fo:text-align="center"/>
      <style:text-properties fo:font-size="15pt" style:font-size-asian="12pt" style:font-size-complex="12pt"/>
    </style:style>
    <style:style style:name="P14" style:family="paragraph">
      <style:text-properties fo:font-size="16pt" style:font-size-asian="12pt" style:font-size-complex="12pt"/>
    </style:style>
    <style:style style:name="P15" style:family="paragraph">
      <style:text-properties fo:font-size="18pt" style:font-size-asian="18pt" style:font-size-complex="18pt"/>
    </style:style>
    <style:style style:name="P16" style:family="paragraph">
      <style:paragraph-properties fo:text-align="center"/>
      <style:text-properties fo:font-size="16pt"/>
    </style:style>
    <style:style style:name="P17" style:family="paragraph">
      <style:paragraph-properties fo:text-align="center"/>
      <style:text-properties style:font-name="Lao Sangam MN1" fo:font-size="15pt" style:font-size-asian="12pt" style:font-size-complex="12pt"/>
    </style:style>
    <style:style style:name="P18" style:family="paragraph">
      <style:paragraph-properties fo:text-align="center"/>
      <style:text-properties fo:font-size="16pt" style:font-size-asian="18pt" style:font-size-complex="18pt"/>
    </style:style>
    <style:style style:name="T1" style:family="text">
      <style:text-properties style:use-window-font-color="true" style:text-outline="false" style:text-line-through-style="none" style:text-line-through-type="none" style:text-position="0% 100%" style:font-name="Liberation Sans" fo:font-size="16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font-name="Liberation Sans1" fo:font-size="16pt" style:font-size-asian="16pt" style:font-size-complex="16pt"/>
    </style:style>
    <style:style style:name="T3" style:family="text">
      <style:text-properties fo:font-size="16pt" style:font-size-asian="16pt" style:font-size-complex="16pt"/>
    </style:style>
    <style:style style:name="T4" style:family="text">
      <style:text-properties fo:font-size="12pt" style:font-size-asian="12pt" style:font-size-complex="12pt"/>
    </style:style>
    <style:style style:name="T5" style:family="text">
      <style:text-properties fo:font-size="16pt" fo:font-weight="bold" style:font-size-asian="16pt" style:font-size-complex="16pt"/>
    </style:style>
    <style:style style:name="T6" style:family="text">
      <style:text-properties fo:font-size="16pt" style:font-size-asian="12pt" style:font-size-complex="12pt"/>
    </style:style>
    <style:style style:name="T7" style:family="text">
      <style:text-properties fo:font-size="13pt" style:font-size-asian="13pt" style:font-size-complex="13pt"/>
    </style:style>
    <style:style style:name="T8" style:family="text">
      <style:text-properties fo:font-size="14pt" style:font-size-asian="14pt" style:font-size-complex="14pt"/>
    </style:style>
    <style:style style:name="T9" style:family="text">
      <style:text-properties fo:font-size="15pt" style:font-size-asian="12pt" style:font-size-complex="12pt"/>
    </style:style>
    <style:style style:name="T10" style:family="text">
      <style:text-properties fo:font-size="18pt" style:font-size-asian="18pt" style:font-size-complex="18pt"/>
    </style:style>
    <style:style style:name="T11" style:family="text">
      <style:text-properties style:font-name="Lao Sangam MN1" fo:font-size="15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683cm" svg:height="5.08cm" svg:x="22.336cm" svg:y="5.826cm">
          <draw:glue-point draw:id="4" svg:x="-4.998cm" svg:y="-4.5cm"/>
          <draw:glue-point draw:id="5" svg:x="-4.998cm" svg:y="-2.25cm"/>
          <draw:glue-point draw:id="6" svg:x="-4.998cm" svg:y="1.25cm"/>
          <draw:glue-point draw:id="7" svg:x="-4.998cm" svg:y="3.25cm"/>
          <text:p text:style-name="P1">Xilinx</text:p>
          <text:p text:style-name="P1">PCIe</text:p>
          <text:p text:style-name="P1">Core</text:p>
          <draw:enhanced-geometry svg:viewBox="0 0 21600 21600" draw:type="rectangle" draw:enhanced-path="M 0 0 L 21600 0 21600 21600 0 21600 0 0 Z N"/>
        </draw:custom-shape>
        <draw:line draw:style-name="gr2" draw:text-style-name="P2" draw:layer="layout" svg:x1="26.027cm" svg:y1="8.166cm" svg:x2="27.932cm" svg:y2="8.166cm">
          <text:p/>
        </draw:line>
        <draw:line draw:style-name="gr3" draw:text-style-name="P2" draw:layer="layout" svg:x1="27.924cm" svg:y1="8.874cm" svg:x2="26.019cm" svg:y2="8.874cm">
          <text:p/>
        </draw:line>
        <draw:frame draw:style-name="gr4" draw:text-style-name="P4" draw:layer="layout" svg:width="2.631cm" svg:height="1.925cm" svg:x="26.019cm" svg:y="9.108cm">
          <draw:text-box>
            <text:p text:style-name="P3"><text:span text:style-name="T1">PCIe</text:span></text:p>
            <text:p text:style-name="P3"><text:span text:style-name="T1">Gen3 x8</text:span></text:p>
          </draw:text-box>
        </draw:frame>
        <draw:custom-shape draw:style-name="gr5" draw:text-style-name="P1" draw:layer="layout" svg:width="11.303cm" svg:height="15.748cm" svg:x="8.493cm" svg:y="2.905cm">
          <text:p/>
          <draw:enhanced-geometry svg:viewBox="0 0 21600 21600" draw:type="rectangle" draw:enhanced-path="M 0 0 L 21600 0 21600 21600 0 21600 0 0 Z N"/>
        </draw:custom-shape>
        <draw:custom-shape draw:style-name="gr6" draw:text-style-name="P1" draw:layer="layout" svg:width="9.017cm" svg:height="7.62cm" svg:x="8.755cm" svg:y="10.779cm">
          <text:p/>
          <draw:enhanced-geometry svg:viewBox="0 0 21600 21600" draw:type="rectangle" draw:enhanced-path="M 0 0 L 21600 0 21600 21600 0 21600 0 0 Z N"/>
        </draw:custom-shape>
        <draw:frame draw:style-name="gr7" draw:layer="layout" svg:width="5.011cm" svg:height="0.962cm" svg:x="9.255cm" svg:y="3.159cm">
          <draw:text-box>
            <text:p>PCIe DMA Core</text:p>
          </draw:text-box>
        </draw:frame>
        <draw:custom-shape draw:style-name="gr1" draw:text-style-name="P5" xml:id="id9" draw:id="id9" draw:layer="layout" svg:width="2.54cm" svg:height="1.778cm" svg:x="5.013cm" svg:y="5.191cm">
          <text:p text:style-name="P1"><text:span text:style-name="T2">FIFO</text:span></text:p>
          <draw:enhanced-geometry svg:viewBox="0 0 21600 21600" draw:type="rectangle" draw:enhanced-path="M 0 0 L 21600 0 21600 21600 0 21600 0 0 Z N"/>
        </draw:custom-shape>
        <draw:custom-shape draw:style-name="gr1" draw:text-style-name="P5" xml:id="id1" draw:id="id1" draw:layer="layout" svg:width="2.54cm" svg:height="1.778cm" svg:x="5.013cm" svg:y="7.731cm">
          <text:p text:style-name="P1"><text:span text:style-name="T3">FIFO</text:span></text:p>
          <draw:enhanced-geometry svg:viewBox="0 0 21600 21600" draw:type="rectangle" draw:enhanced-path="M 0 0 L 21600 0 21600 21600 0 21600 0 0 Z N"/>
        </draw:custom-shape>
        <draw:connector draw:style-name="gr8" draw:text-style-name="P1" draw:layer="layout" svg:x1="5.013cm" svg:y1="8.62cm" svg:x2="3.985cm" svg:y2="8.62cm" draw:start-shape="id1" draw:start-glue-point="3" draw:end-shape="id2" draw:end-glue-point="1" svg:d="M5013 8620h-1028" svg:viewBox="0 0 1029 1">
          <text:p/>
        </draw:connector>
        <draw:custom-shape draw:style-name="gr6" draw:text-style-name="P1" draw:layer="layout" svg:width="8.509cm" svg:height="6.35cm" svg:x="8.755cm" svg:y="4.175cm">
          <text:p/>
          <draw:enhanced-geometry svg:viewBox="0 0 21600 21600" draw:type="rectangle" draw:enhanced-path="M 0 0 L 21600 0 21600 21600 0 21600 0 0 Z N"/>
        </draw:custom-shape>
        <draw:custom-shape draw:style-name="gr1" draw:text-style-name="P5" xml:id="id5" draw:id="id5" draw:layer="layout" svg:width="2.413cm" svg:height="1.778cm" svg:x="9.39cm" svg:y="5.191cm">
          <text:p text:style-name="P1"><text:span text:style-name="T3">Read</text:span><text:span text:style-name="T4"> </text:span><text:span text:style-name="T3">fifo</text:span></text:p>
          <draw:enhanced-geometry svg:viewBox="0 0 21600 21600" draw:type="rectangle" draw:enhanced-path="M 0 0 L 21600 0 21600 21600 0 21600 0 0 Z N"/>
        </draw:custom-shape>
        <draw:custom-shape draw:style-name="gr1" draw:text-style-name="P6" xml:id="id8" draw:id="id8" draw:layer="layout" svg:width="2.413cm" svg:height="1.778cm" svg:x="9.39cm" svg:y="7.731cm">
          <text:p text:style-name="P1"><text:span text:style-name="T3">Write fifo</text:span></text:p>
          <draw:enhanced-geometry svg:viewBox="0 0 21600 21600" draw:type="rectangle" draw:enhanced-path="M 0 0 L 21600 0 21600 21600 0 21600 0 0 Z N"/>
        </draw:custom-shape>
        <draw:custom-shape draw:style-name="gr1" draw:text-style-name="P6" xml:id="id6" draw:id="id6" draw:layer="layout" svg:width="3.302cm" svg:height="2.032cm" svg:x="13.635cm" svg:y="5.064cm">
          <draw:glue-point draw:id="4" svg:x="-5cm" svg:y="2.5cm"/>
          <draw:glue-point draw:id="5" svg:x="-5cm" svg:y="4.375cm"/>
          <text:p text:style-name="P1"><text:span text:style-name="T3">Add</text:span></text:p>
          <text:p text:style-name="P1"><text:span text:style-name="T3">Read/Write </text:span></text:p>
          <text:p text:style-name="P1"><text:span text:style-name="T3">header</text:span></text:p>
          <draw:enhanced-geometry svg:viewBox="0 0 21600 21600" draw:type="rectangle" draw:enhanced-path="M 0 0 L 21600 0 21600 21600 0 21600 0 0 Z N"/>
        </draw:custom-shape>
        <draw:connector draw:style-name="gr8" draw:text-style-name="P1" draw:layer="layout" svg:x1="19.596cm" svg:y1="6.08cm" svg:x2="22.337cm" svg:y2="6.08cm" draw:start-shape="id3" draw:start-glue-point="1" draw:end-shape="id4" draw:end-glue-point="4" svg:d="M19596 6080h2741" svg:viewBox="0 0 2742 1">
          <text:p/>
        </draw:connector>
        <draw:custom-shape draw:style-name="gr1" draw:text-style-name="P6" xml:id="id7" draw:id="id7" draw:layer="layout" svg:width="3.302cm" svg:height="2.032cm" svg:x="13.635cm" svg:y="7.604cm">
          <draw:glue-point draw:id="4" svg:x="-5cm" svg:y="3.669cm"/>
          <text:p text:style-name="P1"><text:span text:style-name="T3">Strip </text:span></text:p>
          <text:p text:style-name="P1"><text:span text:style-name="T3">header</text:span></text:p>
          <draw:enhanced-geometry svg:viewBox="0 0 21600 21600" draw:type="rectangle" draw:enhanced-path="M 0 0 L 21600 0 21600 21600 0 21600 0 0 Z N"/>
        </draw:custom-shape>
        <draw:connector draw:style-name="gr8" draw:text-style-name="P1" draw:layer="layout" svg:x1="11.803cm" svg:y1="6.08cm" svg:x2="13.635cm" svg:y2="6.08cm" draw:start-shape="id5" draw:start-glue-point="1" draw:end-shape="id6" svg:d="M11803 6080h1832" svg:viewBox="0 0 1833 1">
          <text:p/>
        </draw:connector>
        <draw:connector draw:style-name="gr8" draw:text-style-name="P1" draw:layer="layout" svg:x1="13.635cm" svg:y1="8.62cm" svg:x2="11.803cm" svg:y2="8.62cm" draw:start-shape="id7" draw:start-glue-point="3" draw:end-shape="id8" draw:end-glue-point="1" svg:d="M13635 8620h-1832" svg:viewBox="0 0 1833 1">
          <text:p/>
        </draw:connector>
        <draw:connector draw:style-name="gr8" draw:text-style-name="P1" draw:layer="layout" draw:line-skew="-1.079cm" svg:x1="22.337cm" svg:y1="7.223cm" svg:x2="16.937cm" svg:y2="8.62cm" draw:start-shape="id4" draw:start-glue-point="5" draw:end-shape="id7" svg:d="M22337 7223h-3780v1397h-1620" svg:viewBox="0 0 5401 1398">
          <text:p/>
        </draw:connector>
        <draw:connector draw:style-name="gr8" draw:text-style-name="P1" draw:layer="layout" svg:x1="7.553cm" svg:y1="6.08cm" svg:x2="9.39cm" svg:y2="6.08cm" draw:start-shape="id9" draw:start-glue-point="1" draw:end-shape="id5" draw:end-glue-point="3" svg:d="M7553 6080h1837" svg:viewBox="0 0 1838 1">
          <text:p/>
        </draw:connector>
        <draw:connector draw:style-name="gr8" draw:text-style-name="P1" draw:layer="layout" svg:x1="9.39cm" svg:y1="8.62cm" svg:x2="7.553cm" svg:y2="8.62cm" draw:start-shape="id8" draw:start-glue-point="3" draw:end-shape="id1" draw:end-glue-point="1" svg:d="M9390 8620h-1837" svg:viewBox="0 0 1838 1">
          <text:p/>
        </draw:connector>
        <draw:frame draw:style-name="gr7" draw:text-style-name="P7" draw:layer="layout" svg:width="2.322cm" svg:height="0.886cm" svg:x="19.836cm" svg:y="5.045cm">
          <draw:text-box>
            <text:p><text:span text:style-name="T3">axis_rq</text:span></text:p>
          </draw:text-box>
        </draw:frame>
        <draw:frame draw:style-name="gr7" draw:text-style-name="P7" draw:layer="layout" svg:width="2.293cm" svg:height="0.886cm" svg:x="19.851cm" svg:y="6.237cm">
          <draw:text-box>
            <text:p><text:span text:style-name="T3">axis_rc</text:span></text:p>
          </draw:text-box>
        </draw:frame>
        <draw:custom-shape draw:style-name="gr1" draw:text-style-name="P6" xml:id="id10" draw:id="id10" draw:layer="layout" svg:width="3.302cm" svg:height="1.524cm" svg:x="13.635cm" svg:y="11.795cm">
          <draw:glue-point draw:id="4" svg:x="5.002cm" svg:y="-1.818cm"/>
          <draw:glue-point draw:id="5" svg:x="5.002cm" svg:y="2.272cm"/>
          <text:p text:style-name="P1"><text:span text:style-name="T3">Read/Write</text:span></text:p>
          <text:p text:style-name="P1"><text:span text:style-name="T3">descriptors</text:span></text:p>
          <draw:enhanced-geometry svg:viewBox="0 0 21600 21600" draw:type="rectangle" draw:enhanced-path="M 0 0 L 21600 0 21600 21600 0 21600 0 0 Z N"/>
        </draw:custom-shape>
        <draw:custom-shape draw:style-name="gr1" draw:text-style-name="P6" xml:id="id11" draw:id="id11" draw:layer="layout" svg:width="3.302cm" svg:height="2.032cm" svg:x="13.635cm" svg:y="16.113cm">
          <draw:glue-point draw:id="4" svg:x="5.002cm" svg:y="-2.272cm"/>
          <draw:glue-point draw:id="5" svg:x="5.002cm" svg:y="2.272cm"/>
          <draw:glue-point draw:id="6" svg:x="-4.997cm" svg:y="-1.875cm"/>
          <draw:glue-point draw:id="7" svg:x="-4.997cm" svg:y="2.5cm"/>
          <text:p text:style-name="P1"><text:span text:style-name="T3">IO / </text:span></text:p>
          <text:p text:style-name="P1"><text:span text:style-name="T3">external </text:span></text:p>
          <text:p text:style-name="P1"><text:span text:style-name="T3">registers</text:span></text:p>
          <draw:enhanced-geometry svg:viewBox="0 0 21600 21600" draw:type="rectangle" draw:enhanced-path="M 0 0 L 21600 0 21600 21600 0 21600 0 0 Z N"/>
        </draw:custom-shape>
        <draw:connector draw:style-name="gr9" draw:text-style-name="P8" draw:layer="layout" draw:line-skew="-0.698cm" svg:x1="16.937cm" svg:y1="12.28cm" svg:x2="22.337cm" svg:y2="9.001cm" draw:start-shape="id10" draw:start-glue-point="4" draw:end-shape="id4" draw:end-glue-point="6" svg:d="M16937 12280h2001v-3279h3399" svg:viewBox="0 0 5401 3280">
          <text:p/>
        </draw:connector>
        <draw:connector draw:style-name="gr9" draw:text-style-name="P8" draw:layer="layout" draw:line-skew="-0.698cm" svg:x1="16.937cm" svg:y1="16.668cm" svg:x2="22.337cm" svg:y2="9.001cm" draw:start-shape="id11" draw:start-glue-point="4" draw:end-shape="id4" draw:end-glue-point="6" svg:d="M16937 16668h2001v-7667h3399" svg:viewBox="0 0 5401 7668">
          <text:p/>
        </draw:connector>
        <draw:frame draw:style-name="gr10" draw:text-style-name="P7" draw:layer="layout" svg:width="2.39cm" svg:height="0.886cm" svg:x="19.802cm" svg:y="8.012cm">
          <draw:text-box>
            <text:p><text:span text:style-name="T3">axis_cc</text:span></text:p>
          </draw:text-box>
        </draw:frame>
        <draw:connector draw:style-name="gr9" draw:text-style-name="P8" draw:layer="layout" svg:x1="22.337cm" svg:y1="10.017cm" svg:x2="16.937cm" svg:y2="12.903cm" draw:start-shape="id4" draw:start-glue-point="7" draw:end-shape="id10" draw:end-glue-point="5" svg:d="M22337 10017h-2701v2886h-2699" svg:viewBox="0 0 5401 2887">
          <text:p/>
        </draw:connector>
        <draw:connector draw:style-name="gr9" draw:text-style-name="P8" draw:layer="layout" svg:x1="22.337cm" svg:y1="10.017cm" svg:x2="16.937cm" svg:y2="17.59cm" draw:start-shape="id4" draw:start-glue-point="7" draw:end-shape="id11" draw:end-glue-point="5" svg:d="M22337 10017h-2701v7573h-2699" svg:viewBox="0 0 5401 7574">
          <text:p/>
        </draw:connector>
        <draw:frame draw:style-name="gr7" draw:text-style-name="P7" draw:layer="layout" svg:width="2.42cm" svg:height="0.886cm" svg:x="19.787cm" svg:y="9.182cm">
          <draw:text-box>
            <text:p><text:span text:style-name="T3">axis_cq</text:span></text:p>
          </draw:text-box>
        </draw:frame>
        <draw:custom-shape draw:style-name="gr1" draw:text-style-name="P6" xml:id="id12" draw:id="id12" draw:layer="layout" svg:width="3.683cm" svg:height="1.778cm" svg:x="22.336cm" svg:y="2.778cm">
          <text:p text:style-name="P1"><text:span text:style-name="T3">Interrupt </text:span></text:p>
          <text:p text:style-name="P1"><text:span text:style-name="T3">controller</text:span></text:p>
          <draw:enhanced-geometry svg:viewBox="0 0 21600 21600" draw:type="rectangle" draw:enhanced-path="M 0 0 L 21600 0 21600 21600 0 21600 0 0 Z N"/>
        </draw:custom-shape>
        <draw:connector draw:style-name="gr9" draw:text-style-name="P8" draw:layer="layout" svg:x1="15.286cm" svg:y1="5.064cm" svg:x2="22.336cm" svg:y2="3.667cm" draw:start-shape="id6" draw:start-glue-point="0" draw:end-shape="id12" svg:d="M15286 5064v-1397h7050" svg:viewBox="0 0 7051 1398">
          <text:p/>
        </draw:connector>
        <draw:connector draw:style-name="gr9" draw:text-style-name="P8" draw:layer="layout" svg:x1="24.177cm" svg:y1="4.556cm" svg:x2="24.177cm" svg:y2="5.826cm" draw:start-shape="id12" draw:start-glue-point="2" draw:end-shape="id4" draw:end-glue-point="0" svg:d="M24177 4556v1270" svg:viewBox="0 0 1 1271">
          <text:p/>
        </draw:connector>
        <draw:custom-shape draw:style-name="gr11" draw:text-style-name="P8" xml:id="id15" draw:id="id15" draw:layer="layout" svg:width="1.905cm" svg:height="1.651cm" svg:x="2.207cm" svg:y="16.24cm">
          <draw:glue-point draw:id="4" svg:x="5.002cm" svg:y="-1.92cm"/>
          <draw:glue-point draw:id="5" svg:x="3.669cm" svg:y="3.464cm"/>
          <draw:glue-point draw:id="6" svg:x="0.335cm" svg:y="3.002cm"/>
          <draw:glue-point draw:id="7" svg:x="-0.33cm" svg:y="-1.6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6" xml:id="id13" draw:id="id13" draw:layer="layout" svg:width="3.302cm" svg:height="2.032cm" svg:x="13.635cm" svg:y="13.7cm">
          <draw:glue-point draw:id="4" svg:x="5.002cm" svg:y="-2.272cm"/>
          <draw:glue-point draw:id="5" svg:x="5.002cm" svg:y="2.272cm"/>
          <text:p text:style-name="P1"><text:span text:style-name="T3">Read/Write</text:span></text:p>
          <text:p text:style-name="P1"><text:span text:style-name="T3">status</text:span></text:p>
          <draw:enhanced-geometry svg:viewBox="0 0 21600 21600" draw:type="rectangle" draw:enhanced-path="M 0 0 L 21600 0 21600 21600 0 21600 0 0 Z N"/>
        </draw:custom-shape>
        <draw:connector draw:style-name="gr9" draw:text-style-name="P8" draw:layer="layout" draw:line-skew="-0.698cm" svg:x1="16.937cm" svg:y1="14.255cm" svg:x2="22.337cm" svg:y2="9.001cm" draw:start-shape="id13" draw:start-glue-point="4" draw:end-shape="id4" draw:end-glue-point="6" svg:d="M16937 14255h2001v-5254h3399" svg:viewBox="0 0 5401 5255">
          <text:p/>
        </draw:connector>
        <draw:connector draw:style-name="gr9" draw:text-style-name="P8" draw:layer="layout" svg:x1="22.337cm" svg:y1="10.017cm" svg:x2="16.937cm" svg:y2="15.177cm" draw:start-shape="id4" draw:start-glue-point="7" draw:end-shape="id13" draw:end-glue-point="5" svg:d="M22337 10017h-2701v5160h-2699" svg:viewBox="0 0 5401 5161">
          <text:p/>
        </draw:connector>
        <draw:connector draw:style-name="gr9" draw:text-style-name="P8" draw:layer="layout" draw:line-skew="-0.236cm" svg:x1="13.635cm" svg:y1="12.557cm" svg:x2="13.635cm" svg:y2="6.588cm" draw:start-shape="id10" draw:start-glue-point="3" draw:end-shape="id6" draw:end-glue-point="4" svg:d="M13635 12557h-762v-5969h762" svg:viewBox="0 0 763 5970">
          <text:p/>
        </draw:connector>
        <draw:connector draw:style-name="gr9" draw:text-style-name="P8" draw:layer="layout" draw:line-skew="-0.515cm" svg:x1="13.635cm" svg:y1="6.969cm" svg:x2="13.635cm" svg:y2="14.716cm" draw:start-shape="id6" draw:start-glue-point="5" draw:end-shape="id13" draw:end-glue-point="3" svg:d="M13635 6969h-1041v7747h1041" svg:viewBox="0 0 1042 7748">
          <text:p/>
        </draw:connector>
        <draw:connector draw:style-name="gr9" draw:text-style-name="P8" draw:layer="layout" draw:line-skew="-0.515cm" svg:x1="13.635cm" svg:y1="9.365cm" svg:x2="13.635cm" svg:y2="14.716cm" draw:start-shape="id7" draw:start-glue-point="4" draw:end-shape="id13" draw:end-glue-point="3" svg:d="M13635 9365h-1041v5351h1041" svg:viewBox="0 0 1042 5352">
          <text:p/>
        </draw:connector>
        <draw:frame draw:style-name="gr7" draw:text-style-name="P7" draw:layer="layout" svg:width="4.697cm" svg:height="0.886cm" svg:x="8.857cm" svg:y="4.235cm">
          <draw:text-box>
            <text:p><text:span text:style-name="T3">DMA_read_write</text:span></text:p>
          </draw:text-box>
        </draw:frame>
        <draw:frame draw:style-name="gr12" draw:text-style-name="P7" draw:layer="layout" svg:width="3.762cm" svg:height="0.983cm" svg:x="8.857cm" svg:y="10.833cm">
          <draw:text-box>
            <text:p><text:span text:style-name="T3">DMA_control</text:span></text:p>
          </draw:text-box>
        </draw:frame>
        <draw:custom-shape draw:style-name="gr1" draw:text-style-name="P6" xml:id="id14" draw:id="id14" draw:layer="layout" svg:width="2.413cm" svg:height="2.286cm" svg:x="9.406cm" svg:y="15.859cm">
          <draw:glue-point draw:id="4" svg:x="5.002cm" svg:y="0cm"/>
          <draw:glue-point draw:id="5" svg:x="-5.006cm" svg:y="0cm"/>
          <draw:glue-point draw:id="6" svg:x="-4.886cm" svg:y="-1.111cm"/>
          <draw:glue-point draw:id="7" svg:x="-4.886cm" svg:y="2.777cm"/>
          <draw:glue-point draw:id="8" svg:x="5.002cm" svg:y="-1.111cm"/>
          <draw:glue-point draw:id="9" svg:x="5.002cm" svg:y="2.777cm"/>
          <text:p text:style-name="P1"><text:span text:style-name="T3">Synch</text:span></text:p>
          <text:p text:style-name="P1"><text:span text:style-name="T3">stage</text:span></text:p>
          <draw:enhanced-geometry svg:viewBox="0 0 21600 21600" draw:type="rectangle" draw:enhanced-path="M 0 0 L 21600 0 21600 21600 0 21600 0 0 Z N"/>
        </draw:custom-shape>
        <draw:connector draw:style-name="gr13" draw:text-style-name="P5" draw:layer="layout" svg:x1="9.434cm" svg:y1="16.749cm" svg:x2="4.111cm" svg:y2="16.749cm" draw:start-shape="id14" draw:start-glue-point="6" draw:end-shape="id15" draw:end-glue-point="4" svg:d="M9434 16749h-5323" svg:viewBox="0 0 5324 1">
          <text:p/>
        </draw:connector>
        <draw:connector draw:style-name="gr13" draw:text-style-name="P5" draw:layer="layout" svg:x1="3.857cm" svg:y1="17.636cm" svg:x2="9.434cm" svg:y2="17.636cm" draw:start-shape="id15" draw:start-glue-point="5" draw:end-shape="id14" draw:end-glue-point="7" svg:d="M3857 17636h5577" svg:viewBox="0 0 5578 1">
          <text:p/>
        </draw:connector>
        <draw:connector draw:style-name="gr9" draw:text-style-name="P5" draw:layer="layout" svg:x1="13.636cm" svg:y1="16.748cm" svg:x2="11.818cm" svg:y2="16.749cm" draw:start-shape="id11" draw:start-glue-point="6" draw:end-shape="id14" draw:end-glue-point="8" svg:d="M13636 16748h-909v1h-909" svg:viewBox="0 0 1819 2">
          <text:p/>
        </draw:connector>
        <draw:connector draw:style-name="gr9" draw:text-style-name="P5" draw:layer="layout" svg:x1="11.818cm" svg:y1="17.636cm" svg:x2="13.636cm" svg:y2="17.637cm" draw:start-shape="id14" draw:start-glue-point="9" draw:end-shape="id11" draw:end-glue-point="7" svg:d="M11818 17636h909v1h909" svg:viewBox="0 0 1819 2">
          <text:p/>
        </draw:connector>
        <draw:frame draw:style-name="gr7" draw:text-style-name="P7" draw:layer="layout" svg:width="5.739cm" svg:height="0.886cm" svg:x="1.814cm" svg:y="11.857cm">
          <draw:text-box>
            <text:p><text:span text:style-name="T3">40 MHz Clock region</text:span></text:p>
          </draw:text-box>
        </draw:frame>
        <draw:connector draw:style-name="gr8" draw:text-style-name="P1" draw:layer="layout" svg:x1="3.985cm" svg:y1="6.08cm" svg:x2="5.013cm" svg:y2="6.08cm" draw:start-shape="id16" draw:start-glue-point="1" draw:end-shape="id9" draw:end-glue-point="3" svg:d="M3985 6080h1028" svg:viewBox="0 0 1029 1">
          <text:p/>
        </draw:connector>
        <draw:custom-shape draw:style-name="gr11" draw:text-style-name="P1" xml:id="id16" draw:id="id16" draw:layer="layout" svg:width="1.651cm" svg:height="1.778cm" svg:x="2.334cm" svg:y="5.19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 xml:id="id2" draw:id="id2" draw:layer="layout" svg:width="1.651cm" svg:height="1.778cm" svg:x="2.334cm" svg:y="7.7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6" xml:id="id3" draw:id="id3" draw:layer="layout" svg:width="1.778cm" svg:height="1.524cm" svg:x="17.818cm" svg:y="5.318cm">
          <draw:glue-point draw:id="4" svg:x="-5cm" svg:y="2.5cm"/>
          <draw:glue-point draw:id="5" svg:x="-5cm" svg:y="4.375cm"/>
          <text:p text:style-name="P1"><text:span text:style-name="T3">Write </text:span></text:p>
          <text:p text:style-name="P1"><text:span text:style-name="T3">Cache</text:span></text:p>
          <draw:enhanced-geometry svg:viewBox="0 0 21600 21600" draw:type="rectangle" draw:enhanced-path="M 0 0 L 21600 0 21600 21600 0 21600 0 0 Z N"/>
        </draw:custom-shape>
        <draw:connector draw:style-name="gr14" draw:text-style-name="P1" draw:layer="layout" svg:x1="16.937cm" svg:y1="6.08cm" svg:x2="17.818cm" svg:y2="6.08cm" draw:start-shape="id6" draw:start-glue-point="1" draw:end-shape="id3" draw:end-glue-point="3" svg:d="M16937 6080h881" svg:viewBox="0 0 882 1">
          <text:p/>
        </draw:connector>
        <draw:custom-shape draw:style-name="gr1" draw:text-style-name="P6" xml:id="id17" draw:id="id17" draw:layer="layout" svg:width="3.302cm" svg:height="0.754cm" svg:x="13.635cm" svg:y="11.095cm">
          <draw:glue-point draw:id="4" svg:x="5.002cm" svg:y="-1.818cm"/>
          <draw:glue-point draw:id="5" svg:x="5.002cm" svg:y="2.272cm"/>
          <text:p text:style-name="P1"><text:span text:style-name="T3">Enable</text:span></text:p>
          <draw:enhanced-geometry svg:viewBox="0 0 21600 21600" draw:type="rectangle" draw:enhanced-path="M 0 0 L 21600 0 21600 21600 0 21600 0 0 Z N"/>
        </draw:custom-shape>
        <draw:connector draw:style-name="gr9" draw:text-style-name="P8" draw:layer="layout" svg:x1="22.337cm" svg:y1="10.017cm" svg:x2="16.937cm" svg:y2="11.335cm" draw:start-shape="id4" draw:start-glue-point="7" draw:end-shape="id17" draw:end-glue-point="4" svg:d="M22337 10017h-2701v1318h-2699" svg:viewBox="0 0 5401 1319">
          <text:p/>
        </draw:connector>
        <draw:custom-shape draw:style-name="gr15" draw:text-style-name="P5" draw:layer="layout" svg:width="15.24cm" svg:height="7.112cm" svg:x="1.635cm" svg:y="11.795cm">
          <text:p/>
          <draw:enhanced-geometry svg:viewBox="0 0 21600 21600" draw:type="rectangle" draw:enhanced-path="M 0 0 L 21600 0 21600 21600 0 21600 0 0 Z N"/>
        </draw:custom-shape>
        <draw:connector draw:style-name="gr16" draw:text-style-name="P1" draw:layer="layout" draw:line-skew="-0.236cm" svg:x1="13.635cm" svg:y1="11.472cm" svg:x2="13.635cm" svg:y2="6.588cm" draw:start-shape="id17" draw:start-glue-point="3" draw:end-shape="id6" draw:end-glue-point="4" svg:d="M13635 11472h-762v-4884h762" svg:viewBox="0 0 763 4885">
          <text:p/>
        </draw:connector>
        <draw:frame draw:style-name="gr17" draw:text-style-name="P9" draw:layer="layout" svg:width="2.686cm" svg:height="0.886cm" svg:x="21.225cm" svg:y="15.928cm">
          <draw:text-box>
            <text:p><text:span text:style-name="T5">Legend:</text:span></text:p>
          </draw:text-box>
        </draw:frame>
        <draw:frame draw:style-name="gr17" draw:text-style-name="P7" draw:layer="layout" svg:width="4.232cm" svg:height="0.886cm" svg:x="21.763cm" svg:y="16.928cm">
          <draw:text-box>
            <text:p><text:span text:style-name="T3">Main data path</text:span></text:p>
          </draw:text-box>
        </draw:frame>
        <draw:frame draw:style-name="gr17" draw:text-style-name="P7" draw:layer="layout" svg:width="6.708cm" svg:height="0.886cm" svg:x="21.763cm" svg:y="17.928cm">
          <draw:text-box>
            <text:p><text:span text:style-name="T3">Slow control and monitor</text:span></text:p>
          </draw:text-box>
        </draw:frame>
        <draw:line draw:style-name="gr18" draw:text-style-name="P1" draw:layer="layout" svg:x1="20.763cm" svg:y1="18.343cm" svg:x2="21.763cm" svg:y2="18.343cm">
          <text:p/>
        </draw:line>
        <draw:line draw:style-name="gr19" draw:text-style-name="P1" draw:layer="layout" svg:x1="20.763cm" svg:y1="17.343cm" svg:x2="21.763cm" svg:y2="17.343cm">
          <text:p/>
        </draw:line>
      </draw:page>
      <draw:page draw:name="page2" draw:style-name="dp1" draw:master-page-name="Default">
        <draw:custom-shape draw:style-name="gr1" draw:text-style-name="P10" xml:id="id18" draw:id="id18" draw:layer="layout" svg:width="3.175cm" svg:height="2.286cm" svg:x="3.046cm" svg:y="2.397cm">
          <text:p text:style-name="P1"><text:span text:style-name="T6">IDL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10" xml:id="id19" draw:id="id19" draw:layer="layout" svg:width="3.175cm" svg:height="2.286cm" svg:x="3.046cm" svg:y="6.08cm">
          <text:p text:style-name="P1"><text:span text:style-name="T6">Tvali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9" draw:text-style-name="P10" draw:layer="layout" svg:x1="4.634cm" svg:y1="4.683cm" svg:x2="4.634cm" svg:y2="6.08cm" draw:start-shape="id18" draw:start-glue-point="6" draw:end-shape="id19" draw:end-glue-point="4" svg:d="M4634 4683v1397" svg:viewBox="0 0 1 1398">
          <text:p/>
        </draw:connector>
        <draw:custom-shape draw:style-name="gr1" draw:text-style-name="P10" xml:id="id20" draw:id="id20" draw:layer="layout" svg:width="3.048cm" svg:height="2.286cm" svg:x="10.392cm" svg:y="6.08cm">
          <text:p text:style-name="P1"><text:span text:style-name="T6">req_type</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9" draw:text-style-name="P10" draw:layer="layout" svg:x1="6.221cm" svg:y1="7.223cm" svg:x2="10.392cm" svg:y2="7.223cm" draw:start-shape="id19" draw:start-glue-point="7" draw:end-shape="id20" draw:end-glue-point="5" svg:d="M6221 7223h4171" svg:viewBox="0 0 4172 1">
          <text:p/>
        </draw:connector>
        <draw:custom-shape draw:style-name="gr1" draw:text-style-name="P12" xml:id="id21" draw:id="id21" draw:layer="layout" svg:width="5.709cm" svg:height="2.159cm" svg:x="15.097cm" svg:y="2.524cm">
          <text:p text:style-name="P11"><text:span text:style-name="T6">READ_REGISTER</text:span></text:p>
          <text:p text:style-name="P11"><text:span text:style-name="T7">Tdata &lt;= register(address)</text:span></text:p>
          <draw:enhanced-geometry svg:viewBox="0 0 21600 21600" draw:mirror-horizontal="false" draw:mirror-vertical="false" draw:type="rectangle" draw:enhanced-path="M 0 0 L 21600 0 21600 21600 0 21600 0 0 Z N"/>
        </draw:custom-shape>
        <draw:connector draw:style-name="gr9" draw:text-style-name="P10" draw:layer="layout" svg:x1="11.916cm" svg:y1="6.08cm" svg:x2="15.097cm" svg:y2="3.603cm" draw:start-shape="id20" draw:start-glue-point="4" draw:end-shape="id21" draw:end-glue-point="3" svg:d="M11916 6080v-2477h3181" svg:viewBox="0 0 3182 2478">
          <text:p/>
        </draw:connector>
        <draw:custom-shape draw:style-name="gr1" draw:text-style-name="P12" xml:id="id22" draw:id="id22" draw:layer="layout" svg:width="5.588cm" svg:height="2.286cm" svg:x="15.224cm" svg:y="6.588cm">
          <text:p text:style-name="P11"><text:span text:style-name="T6">WRITE_REGISTER</text:span></text:p>
          <text:p text:style-name="P11"><text:span text:style-name="T7">register(address) &lt;= Tdata</text:span></text:p>
          <draw:enhanced-geometry svg:viewBox="0 0 21600 21600" draw:mirror-horizontal="false" draw:mirror-vertical="false" draw:type="rectangle" draw:enhanced-path="M 0 0 L 21600 0 21600 21600 0 21600 0 0 Z N"/>
        </draw:custom-shape>
        <draw:custom-shape draw:style-name="gr1" draw:text-style-name="P12" xml:id="id23" draw:id="id23" draw:layer="layout" svg:width="6.858cm" svg:height="2.413cm" svg:x="14.081cm" svg:y="10.652cm">
          <text:p text:style-name="P11"><text:span text:style-name="T3">SEND_UNKNOWN_REQ</text:span></text:p>
          <text:p text:style-name="P11"><text:span text:style-name="T8">completion_status &lt;= “001”</text:span></text:p>
          <draw:enhanced-geometry svg:viewBox="0 0 21600 21600" draw:mirror-horizontal="false" draw:mirror-vertical="false" draw:type="rectangle" draw:enhanced-path="M 0 0 L 21600 0 21600 21600 0 21600 0 0 Z N"/>
        </draw:custom-shape>
        <draw:custom-shape draw:style-name="gr1" draw:text-style-name="P13" xml:id="id30" draw:id="id30" draw:layer="layout" svg:width="4.953cm" svg:height="3.175cm" svg:x="3.667cm" svg:y="13.954cm">
          <text:p text:style-name="P1"><text:span text:style-name="T9">Seen tlast?</text:span></text:p>
          <text:p text:style-name="P1"><text:span text:style-name="T9">Or</text:span></text:p>
          <text:p text:style-name="P1"><text:span text:style-name="T9">timeout</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1" draw:text-style-name="P10" xml:id="id29" draw:id="id29" draw:layer="layout" svg:width="3.175cm" svg:height="2.413cm" svg:x="9.509cm" svg:y="14.335cm">
          <text:p text:style-name="P1"><text:span text:style-name="T6">Wait for tlast</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9" draw:text-style-name="P10" draw:layer="layout" svg:x1="13.44cm" svg:y1="7.223cm" svg:x2="15.224cm" svg:y2="7.731cm" draw:start-shape="id20" draw:start-glue-point="7" draw:end-shape="id22" draw:end-glue-point="3" svg:d="M13440 7223h893v508h891" svg:viewBox="0 0 1785 509">
          <text:p/>
        </draw:connector>
        <draw:connector draw:style-name="gr9" draw:text-style-name="P10" draw:layer="layout" svg:x1="11.916cm" svg:y1="8.366cm" svg:x2="14.081cm" svg:y2="11.858cm" draw:start-shape="id20" draw:start-glue-point="6" draw:end-shape="id23" draw:end-glue-point="3" svg:d="M11916 8366v3492h2165" svg:viewBox="0 0 2166 3493">
          <text:p/>
        </draw:connector>
        <draw:connector draw:style-name="gr9" draw:text-style-name="P10" draw:layer="layout" draw:line-skew="0.743cm" svg:x1="25.003cm" svg:y1="3.604cm" svg:x2="25.003cm" svg:y2="15.542cm" draw:start-shape="id24" draw:start-glue-point="7" draw:end-shape="id25" draw:end-glue-point="7" svg:d="M25003 3604h1270v11938h-1270" svg:viewBox="0 0 1271 11939">
          <text:p/>
        </draw:connector>
        <draw:connector draw:style-name="gr9" draw:text-style-name="P10" draw:layer="layout" svg:x1="20.812cm" svg:y1="7.731cm" svg:x2="21.955cm" svg:y2="7.731cm" draw:start-shape="id22" draw:start-glue-point="1" draw:end-shape="id26" draw:end-glue-point="5" svg:d="M20812 7731h1143" svg:viewBox="0 0 1144 1">
          <text:p/>
        </draw:connector>
        <draw:connector draw:style-name="gr9" draw:text-style-name="P10" draw:layer="layout" svg:x1="20.939cm" svg:y1="11.858cm" svg:x2="21.955cm" svg:y2="11.859cm" draw:start-shape="id23" draw:start-glue-point="1" draw:end-shape="id27" draw:end-glue-point="5" svg:d="M20939 11858h508v1h508" svg:viewBox="0 0 1017 2">
          <text:p/>
        </draw:connector>
        <draw:frame draw:style-name="gr20" draw:text-style-name="P14" draw:layer="layout" svg:width="1.778cm" svg:height="1.673cm" svg:x="6.08cm" svg:y="7.35cm">
          <draw:text-box>
            <text:p><text:span text:style-name="T6">Yes</text:span></text:p>
          </draw:text-box>
        </draw:frame>
        <draw:frame draw:style-name="gr21" draw:text-style-name="P14" draw:layer="layout" svg:width="1.315cm" svg:height="0.962cm" svg:x="1.889cm" svg:y="6.494cm">
          <draw:text-box>
            <text:p><text:span text:style-name="T6">No</text:span></text:p>
          </draw:text-box>
        </draw:frame>
        <draw:frame draw:style-name="gr22" draw:text-style-name="P14" draw:layer="layout" svg:width="3.127cm" svg:height="1.521cm" svg:x="12.684cm" svg:y="3.694cm">
          <draw:text-box>
            <text:p><text:span text:style-name="T6">Read</text:span></text:p>
            <text:p><text:span text:style-name="T6">IO/MEM</text:span></text:p>
          </draw:text-box>
        </draw:frame>
        <draw:frame draw:style-name="gr23" draw:text-style-name="P14" draw:layer="layout" svg:width="3.556cm" svg:height="1.673cm" svg:x="12.711cm" svg:y="5.523cm">
          <draw:text-box>
            <text:p><text:span text:style-name="T6">Write IO/MEM</text:span></text:p>
          </draw:text-box>
        </draw:frame>
        <draw:frame draw:style-name="gr24" draw:text-style-name="P14" draw:layer="layout" svg:width="2.267cm" svg:height="0.962cm" svg:x="12.049cm" svg:y="8.493cm">
          <draw:text-box>
            <text:p><text:span text:style-name="T6">others</text:span></text:p>
          </draw:text-box>
        </draw:frame>
        <draw:frame draw:style-name="gr21" draw:text-style-name="P14" draw:layer="layout" svg:width="1.315cm" svg:height="0.962cm" svg:x="23.352cm" svg:y="9.923cm">
          <draw:text-box>
            <text:p><text:span text:style-name="T6">No</text:span></text:p>
          </draw:text-box>
        </draw:frame>
        <draw:frame draw:style-name="gr25" draw:text-style-name="P14" draw:layer="layout" svg:width="1.594cm" svg:height="0.962cm" svg:x="24.876cm" svg:y="2.905cm">
          <draw:text-box>
            <text:p><text:span text:style-name="T6">Yes</text:span></text:p>
          </draw:text-box>
        </draw:frame>
        <draw:frame draw:style-name="gr7" draw:text-style-name="P15" draw:layer="layout" svg:width="9.595cm" svg:height="0.962cm" svg:x="5.396cm" svg:y="1.181cm">
          <draw:text-box>
            <text:p><text:span text:style-name="T10">Register / Descriptor read / write</text:span></text:p>
          </draw:text-box>
        </draw:frame>
        <draw:custom-shape draw:style-name="gr1" draw:text-style-name="P10" xml:id="id24" draw:id="id24" draw:layer="layout" svg:width="3.048cm" svg:height="2.413cm" svg:x="21.955cm" svg:y="2.397cm">
          <text:p text:style-name="P1"><text:span text:style-name="T6">Trea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1" draw:text-style-name="P10" xml:id="id26" draw:id="id26" draw:layer="layout" svg:width="3.048cm" svg:height="2.54cm" svg:x="21.955cm" svg:y="6.461cm">
          <text:p text:style-name="P1"><text:span text:style-name="T6">Trea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1" draw:text-style-name="P10" xml:id="id27" draw:id="id27" draw:layer="layout" svg:width="3.048cm" svg:height="2.413cm" svg:x="21.955cm" svg:y="10.652cm">
          <text:p text:style-name="P1"><text:span text:style-name="T6">Trea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9" draw:text-style-name="P16" draw:layer="layout" svg:x1="20.806cm" svg:y1="3.603cm" svg:x2="21.955cm" svg:y2="3.604cm" draw:start-shape="id21" draw:start-glue-point="1" draw:end-shape="id24" draw:end-glue-point="5" svg:d="M20806 3603h574v1h575" svg:viewBox="0 0 1150 2">
          <text:p/>
        </draw:connector>
        <draw:connector draw:style-name="gr9" draw:text-style-name="P16" draw:layer="layout" svg:x1="23.479cm" svg:y1="2.397cm" svg:x2="17.951cm" svg:y2="2.524cm" draw:start-shape="id24" draw:start-glue-point="4" draw:end-shape="id21" svg:d="M23479 2397v-527h-5528v654" svg:viewBox="0 0 5529 655">
          <text:p/>
        </draw:connector>
        <draw:connector draw:style-name="gr9" draw:text-style-name="P16" draw:layer="layout" svg:x1="23.479cm" svg:y1="6.461cm" svg:x2="18.018cm" svg:y2="6.588cm" draw:start-shape="id26" draw:start-glue-point="4" draw:end-shape="id22" svg:d="M23479 6461v-526h-5461v653" svg:viewBox="0 0 5462 654">
          <text:p/>
        </draw:connector>
        <draw:connector draw:style-name="gr9" draw:text-style-name="P16" draw:layer="layout" svg:x1="23.479cm" svg:y1="10.652cm" svg:x2="17.51cm" svg:y2="10.652cm" draw:start-shape="id27" draw:start-glue-point="4" draw:end-shape="id23" svg:d="M23479 10652v-527h-5969v527" svg:viewBox="0 0 5970 528">
          <text:p/>
        </draw:connector>
        <draw:connector draw:style-name="gr26" draw:text-style-name="P16" draw:layer="layout" draw:line-skew="0.743cm" svg:x1="25.003cm" svg:y1="7.731cm" svg:x2="25.003cm" svg:y2="15.542cm" draw:start-shape="id26" draw:start-glue-point="7" draw:end-shape="id25" draw:end-glue-point="7" svg:d="M25003 7731h1270v7811h-1270" svg:viewBox="0 0 1271 7812">
          <text:p/>
        </draw:connector>
        <draw:connector draw:style-name="gr9" draw:text-style-name="P16" draw:layer="layout" draw:line-skew="0.743cm" svg:x1="25.003cm" svg:y1="11.859cm" svg:x2="25.003cm" svg:y2="15.542cm" draw:start-shape="id27" draw:start-glue-point="7" draw:end-shape="id25" draw:end-glue-point="7" svg:d="M25003 11859h1270v3683h-1270" svg:viewBox="0 0 1271 3684">
          <text:p/>
        </draw:connector>
        <draw:custom-shape draw:style-name="gr1" draw:text-style-name="P12" xml:id="id28" draw:id="id28" draw:layer="layout" svg:width="6.604cm" svg:height="2.159cm" svg:x="14.208cm" svg:y="14.462cm">
          <text:p text:style-name="P11"><text:span text:style-name="T6">SEND_COMP_ABORT</text:span></text:p>
          <text:p text:style-name="P11"><text:span text:style-name="T8">completion_status &lt;= “100”</text:span></text:p>
          <draw:enhanced-geometry svg:viewBox="0 0 21600 21600" draw:mirror-horizontal="false" draw:mirror-vertical="false" draw:type="rectangle" draw:enhanced-path="M 0 0 L 21600 0 21600 21600 0 21600 0 0 Z N"/>
        </draw:custom-shape>
        <draw:custom-shape draw:style-name="gr1" draw:text-style-name="P10" xml:id="id25" draw:id="id25" draw:layer="layout" svg:width="3.048cm" svg:height="2.413cm" svg:x="21.955cm" svg:y="14.335cm">
          <text:p text:style-name="P1"><text:span text:style-name="T6">Seen tlast?</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9" draw:text-style-name="P10" draw:layer="layout" svg:x1="21.955cm" svg:y1="15.542cm" svg:x2="20.812cm" svg:y2="15.541cm" draw:start-shape="id25" draw:start-glue-point="5" draw:end-shape="id28" draw:end-glue-point="1" svg:d="M21955 15542h-571v-1h-572" svg:viewBox="0 0 1144 2">
          <text:p/>
        </draw:connector>
        <draw:connector draw:style-name="gr9" draw:text-style-name="P10" draw:layer="layout" draw:line-skew="0.363cm -0.63cm" svg:x1="23.479cm" svg:y1="16.748cm" svg:x2="3.046cm" svg:y2="3.54cm" draw:start-shape="id25" draw:start-glue-point="6" draw:end-shape="id18" draw:end-glue-point="5" svg:d="M23479 16748v889h-21590v-14097h1157" svg:viewBox="0 0 21591 14098">
          <text:p/>
        </draw:connector>
        <draw:connector draw:style-name="gr9" draw:text-style-name="P10" draw:layer="layout" svg:x1="14.208cm" svg:y1="15.541cm" svg:x2="12.684cm" svg:y2="15.542cm" draw:start-shape="id28" draw:start-glue-point="3" draw:end-shape="id29" draw:end-glue-point="7" svg:d="M14208 15541h-762v1h-762" svg:viewBox="0 0 1525 2">
          <text:p/>
        </draw:connector>
        <draw:connector draw:style-name="gr9" draw:text-style-name="P10" draw:layer="layout" svg:x1="9.509cm" svg:y1="15.542cm" svg:x2="8.62cm" svg:y2="15.542cm" draw:start-shape="id29" draw:start-glue-point="5" draw:end-shape="id30" draw:end-glue-point="7" svg:d="M9509 15542h-889" svg:viewBox="0 0 890 1">
          <text:p/>
        </draw:connector>
        <draw:connector draw:style-name="gr9" draw:text-style-name="P10" draw:layer="layout" draw:line-skew="-0.63cm" svg:x1="3.667cm" svg:y1="15.542cm" svg:x2="3.046cm" svg:y2="3.54cm" draw:start-shape="id30" draw:start-glue-point="5" draw:end-shape="id18" svg:d="M3667 15542h-1778v-12002h1157" svg:viewBox="0 0 1779 12003">
          <text:p/>
        </draw:connector>
        <draw:connector draw:style-name="gr9" draw:text-style-name="P10" draw:layer="layout" svg:x1="6.144cm" svg:y1="13.954cm" svg:x2="11.097cm" svg:y2="14.335cm" draw:start-shape="id30" draw:start-glue-point="4" draw:end-shape="id29" draw:end-glue-point="4" svg:d="M6144 13954v-527h4953v908" svg:viewBox="0 0 4954 909">
          <text:p/>
        </draw:connector>
        <draw:frame draw:style-name="gr21" draw:text-style-name="P14" draw:layer="layout" svg:width="1.315cm" svg:height="0.962cm" svg:x="23.451cm" svg:y="1.668cm">
          <draw:text-box>
            <text:p><text:span text:style-name="T6">No</text:span></text:p>
          </draw:text-box>
        </draw:frame>
        <draw:frame draw:style-name="gr21" draw:text-style-name="P14" draw:layer="layout" svg:width="1.315cm" svg:height="0.962cm" svg:x="23.324cm" svg:y="5.732cm">
          <draw:text-box>
            <text:p><text:span text:style-name="T6">No</text:span></text:p>
          </draw:text-box>
        </draw:frame>
        <draw:frame draw:style-name="gr21" draw:text-style-name="P14" draw:layer="layout" svg:width="1.315cm" svg:height="0.962cm" svg:x="21.038cm" svg:y="14.589cm">
          <draw:text-box>
            <text:p><text:span text:style-name="T6">No</text:span></text:p>
          </draw:text-box>
        </draw:frame>
        <draw:frame draw:style-name="gr25" draw:text-style-name="P14" draw:layer="layout" svg:width="1.594cm" svg:height="0.962cm" svg:x="24.7cm" svg:y="6.842cm">
          <draw:text-box>
            <text:p><text:span text:style-name="T6">Yes</text:span></text:p>
          </draw:text-box>
        </draw:frame>
        <draw:frame draw:style-name="gr25" draw:text-style-name="P14" draw:layer="layout" svg:width="1.594cm" svg:height="0.962cm" svg:x="24.827cm" svg:y="10.906cm">
          <draw:text-box>
            <text:p><text:span text:style-name="T6">Yes</text:span></text:p>
          </draw:text-box>
        </draw:frame>
        <draw:frame draw:style-name="gr25" draw:text-style-name="P14" draw:layer="layout" svg:width="1.594cm" svg:height="0.962cm" svg:x="24.827cm" svg:y="14.462cm">
          <draw:text-box>
            <text:p><text:span text:style-name="T6">Yes</text:span></text:p>
          </draw:text-box>
        </draw:frame>
        <draw:frame draw:style-name="gr25" draw:text-style-name="P14" draw:layer="layout" svg:width="1.594cm" svg:height="0.962cm" svg:x="23.733cm" svg:y="16.654cm">
          <draw:text-box>
            <text:p><text:span text:style-name="T6">Yes</text:span></text:p>
          </draw:text-box>
        </draw:frame>
        <draw:frame draw:style-name="gr25" draw:text-style-name="P14" draw:layer="layout" svg:width="1.594cm" svg:height="0.962cm" svg:x="2.524cm" svg:y="14.749cm">
          <draw:text-box>
            <text:p><text:span text:style-name="T6">Yes</text:span></text:p>
          </draw:text-box>
        </draw:frame>
        <draw:frame draw:style-name="gr21" draw:text-style-name="P14" draw:layer="layout" svg:width="1.315cm" svg:height="0.962cm" svg:x="5.671cm" svg:y="12.684cm">
          <draw:text-box>
            <text:p><text:span text:style-name="T6">No</text:span></text:p>
          </draw:text-box>
        </draw:frame>
        <draw:connector draw:style-name="gr9" draw:text-style-name="P10" draw:layer="layout" draw:line-skew="-0.63cm" svg:x1="3.046cm" svg:y1="7.223cm" svg:x2="3.046cm" svg:y2="3.54cm" draw:start-shape="id19" draw:start-glue-point="5" draw:end-shape="id18" draw:end-glue-point="5" svg:d="M3046 7223h-1157v-3683h1157" svg:viewBox="0 0 1158 3684">
          <text:p/>
        </draw:connector>
      </draw:page>
      <draw:page draw:name="page3" draw:style-name="dp1" draw:master-page-name="Default">
        <draw:custom-shape draw:style-name="gr1" draw:text-style-name="P10" xml:id="id31" draw:id="id31" draw:layer="layout" svg:width="4.318cm" svg:height="3.048cm" svg:x="2.27cm" svg:y="2.27cm">
          <text:p text:style-name="P1"><text:span text:style-name="T6">IDLE</text:span></text:p>
          <draw:enhanced-geometry svg:viewBox="0 0 21600 21600" draw:type="rectangle" draw:enhanced-path="M 0 0 L 21600 0 21600 21600 0 21600 0 0 Z N"/>
        </draw:custom-shape>
        <draw:custom-shape draw:style-name="gr1" draw:text-style-name="P13" xml:id="id32" draw:id="id32" draw:layer="layout" svg:width="4.064cm" svg:height="2.794cm" svg:x="2.397cm" svg:y="6.334cm">
          <text:p text:style-name="P1"><text:span text:style-name="T9">Descr enabl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9" draw:text-style-name="P10" draw:layer="layout" svg:x1="4.429cm" svg:y1="5.318cm" svg:x2="4.429cm" svg:y2="6.334cm" draw:start-shape="id31" draw:start-glue-point="2" draw:end-shape="id32" draw:end-glue-point="4" svg:d="M4429 5318v1016" svg:viewBox="0 0 1 1017">
          <text:p/>
        </draw:connector>
        <draw:connector draw:style-name="gr9" draw:text-style-name="P10" draw:layer="layout" draw:line-skew="-0.49cm" svg:x1="2.397cm" svg:y1="7.731cm" svg:x2="2.27cm" svg:y2="3.794cm" draw:start-shape="id32" draw:start-glue-point="5" draw:end-shape="id31" svg:d="M2397 7731h-1143v-3937h1016" svg:viewBox="0 0 1144 3938">
          <text:p/>
        </draw:connector>
        <draw:custom-shape draw:style-name="gr1" draw:text-style-name="P17" xml:id="id33" draw:id="id33" draw:layer="layout" svg:width="4.318cm" svg:height="2.794cm" svg:x="7.223cm" svg:y="6.334cm">
          <text:p text:style-name="P1"><text:span text:style-name="T11">Descr Read </text:span></text:p>
          <text:p text:style-name="P1"><text:span text:style-name="T11">(not write)?</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9" draw:text-style-name="P10" draw:layer="layout" svg:x1="6.461cm" svg:y1="7.731cm" svg:x2="7.223cm" svg:y2="7.731cm" draw:start-shape="id32" draw:start-glue-point="7" draw:end-shape="id33" draw:end-glue-point="5" svg:d="M6461 7731h762" svg:viewBox="0 0 763 1">
          <text:p/>
        </draw:connector>
        <draw:custom-shape draw:style-name="gr1" draw:text-style-name="P10" xml:id="id34" draw:id="id34" draw:layer="layout" svg:width="4.699cm" svg:height="3.048cm" svg:x="12.185cm" svg:y="2.651cm">
          <text:p text:style-name="P1"><text:span text:style-name="T6">START_READ</text:span></text:p>
          <text:p text:style-name="P1"><text:span text:style-name="T6">Send Read</text:span></text:p>
          <text:p text:style-name="P1"><text:span text:style-name="T6">request header</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9.382cm" svg:y1="6.334cm" svg:x2="12.185cm" svg:y2="4.175cm" draw:start-shape="id33" draw:start-glue-point="4" draw:end-shape="id34" svg:d="M9382 6334v-2159h2803" svg:viewBox="0 0 2804 2160">
          <text:p/>
        </draw:connector>
        <draw:connector draw:style-name="gr9" draw:text-style-name="P10" draw:layer="layout" draw:line-skew="1.887cm" svg:x1="25.892cm" svg:y1="4.175cm" svg:x2="12.557cm" svg:y2="17.891cm" draw:start-shape="id35" draw:start-glue-point="7" draw:end-shape="id36" draw:end-glue-point="7" svg:d="M25892 4175h2413v13716h-15748" svg:viewBox="0 0 15749 13717">
          <text:p/>
        </draw:connector>
        <draw:custom-shape draw:style-name="gr1" draw:text-style-name="P10" xml:id="id37" draw:id="id37" draw:layer="layout" svg:width="4.699cm" svg:height="3.048cm" svg:x="12.176cm" svg:y="6.207cm">
          <text:p text:style-name="P1"><text:span text:style-name="T6">START_WRITE</text:span></text:p>
          <text:p text:style-name="P1"><text:span text:style-name="T6">Send Write</text:span></text:p>
          <text:p text:style-name="P1"><text:span text:style-name="T6">request </text:span></text:p>
          <text:p text:style-name="P1"><text:span text:style-name="T6">Header + data</text:span></text:p>
          <draw:enhanced-geometry svg:viewBox="0 0 21600 21600" draw:glue-points="10800 0 0 10800 10800 21600 21600 10800" draw:type="flowchart-process" draw:enhanced-path="M 0 0 L 21600 0 21600 21600 0 21600 0 0 Z N"/>
        </draw:custom-shape>
        <draw:custom-shape draw:style-name="gr1" draw:text-style-name="P10" xml:id="id39" draw:id="id39" draw:layer="layout" svg:width="4.699cm" svg:height="3.048cm" svg:x="17.51cm" svg:y="11.033cm">
          <text:p text:style-name="P1"><text:span text:style-name="T6">CONT_WRITE</text:span></text:p>
          <text:p text:style-name="P1"><text:span text:style-name="T6">Data</text:span></text:p>
          <draw:enhanced-geometry svg:viewBox="0 0 21600 21600" draw:glue-points="10800 0 0 10800 10800 21600 21600 10800" draw:type="flowchart-process" draw:enhanced-path="M 0 0 L 21600 0 21600 21600 0 21600 0 0 Z N"/>
        </draw:custom-shape>
        <draw:custom-shape draw:style-name="gr1" draw:text-style-name="P10" xml:id="id38" draw:id="id38" draw:layer="layout" svg:width="4.572cm" svg:height="3.302cm" svg:x="11.922cm" svg:y="10.906cm">
          <text:p text:style-name="P1"><text:span text:style-name="T6">dword_count</text:span></text:p>
          <text:p text:style-name="P1"><text:span text:style-name="T6">&gt; 4?</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9" draw:text-style-name="P10" draw:layer="layout" svg:x1="11.541cm" svg:y1="7.731cm" svg:x2="12.176cm" svg:y2="7.731cm" draw:start-shape="id33" draw:start-glue-point="7" draw:end-shape="id37" draw:end-glue-point="5" svg:d="M11541 7731h635" svg:viewBox="0 0 636 1">
          <text:p/>
        </draw:connector>
        <draw:connector draw:style-name="gr9" draw:text-style-name="P10" draw:layer="layout" svg:x1="14.526cm" svg:y1="9.255cm" svg:x2="14.208cm" svg:y2="10.906cm" draw:start-shape="id37" draw:start-glue-point="6" draw:end-shape="id38" draw:end-glue-point="4" svg:d="M14526 9255v826h-318v825" svg:viewBox="0 0 319 1652">
          <text:p/>
        </draw:connector>
        <draw:connector draw:style-name="gr9" draw:text-style-name="P10" draw:layer="layout" svg:x1="16.494cm" svg:y1="12.557cm" svg:x2="17.51cm" svg:y2="12.557cm" draw:start-shape="id38" draw:start-glue-point="7" draw:end-shape="id39" draw:end-glue-point="5" svg:d="M16494 12557h1016" svg:viewBox="0 0 1017 1">
          <text:p/>
        </draw:connector>
        <draw:connector draw:style-name="gr9" draw:text-style-name="P10" draw:layer="layout" svg:x1="22.209cm" svg:y1="12.557cm" svg:x2="22.844cm" svg:y2="12.557cm" draw:start-shape="id39" draw:start-glue-point="7" draw:end-shape="id40" draw:end-glue-point="5" svg:d="M22209 12557h635" svg:viewBox="0 0 636 1">
          <text:p/>
        </draw:connector>
        <draw:frame draw:style-name="gr27" draw:text-style-name="P14" draw:layer="layout" svg:width="1.421cm" svg:height="0.886cm" svg:x="6.161cm" svg:y="6.669cm">
          <draw:text-box>
            <text:p><text:span text:style-name="T6">Yes</text:span></text:p>
          </draw:text-box>
        </draw:frame>
        <draw:custom-shape draw:style-name="gr1" draw:text-style-name="P10" xml:id="id36" draw:id="id36" draw:layer="layout" svg:width="5.08cm" svg:height="2.794cm" svg:x="7.477cm" svg:y="16.494cm">
          <text:p text:style-name="P1"><text:span text:style-name="T6">Disable descriptor</text:span></text:p>
          <text:p text:style-name="P1"><text:span text:style-name="T6">Fetch next </text:span></text:p>
          <text:p text:style-name="P1"><text:span text:style-name="T6">descripto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9" draw:text-style-name="P10" draw:layer="layout" draw:line-skew="-0.49cm" svg:x1="7.477cm" svg:y1="17.891cm" svg:x2="2.27cm" svg:y2="3.794cm" draw:start-shape="id36" draw:start-glue-point="5" draw:end-shape="id31" draw:end-glue-point="3" svg:d="M7477 17891h-6223v-14097h1016" svg:viewBox="0 0 6224 14098">
          <text:p/>
        </draw:connector>
        <draw:connector draw:style-name="gr9" draw:text-style-name="P10" draw:layer="layout" svg:x1="14.208cm" svg:y1="14.208cm" svg:x2="12.557cm" svg:y2="17.891cm" draw:start-shape="id38" draw:start-glue-point="6" draw:end-shape="id36" draw:end-glue-point="7" svg:d="M14208 14208v3683h-1651" svg:viewBox="0 0 1652 3684">
          <text:p/>
        </draw:connector>
        <draw:frame draw:style-name="gr7" draw:text-style-name="P14" draw:layer="layout" svg:width="1.421cm" svg:height="0.886cm" svg:x="9.333cm" svg:y="5.499cm">
          <draw:text-box>
            <text:p><text:span text:style-name="T6">Yes</text:span></text:p>
          </draw:text-box>
        </draw:frame>
        <draw:frame draw:style-name="gr7" draw:text-style-name="P14" draw:layer="layout" svg:width="1.222cm" svg:height="0.886cm" svg:x="11.032cm" svg:y="8.012cm">
          <draw:text-box>
            <text:p><text:span text:style-name="T6">No</text:span></text:p>
          </draw:text-box>
        </draw:frame>
        <draw:frame draw:style-name="gr7" draw:text-style-name="P14" draw:layer="layout" svg:width="1.421cm" svg:height="0.886cm" svg:x="16.067cm" svg:y="11.568cm">
          <draw:text-box>
            <text:p><text:span text:style-name="T6">Yes</text:span></text:p>
          </draw:text-box>
        </draw:frame>
        <draw:frame draw:style-name="gr7" draw:text-style-name="P14" draw:layer="layout" svg:width="1.222cm" svg:height="0.886cm" svg:x="13.545cm" svg:y="14.208cm">
          <draw:text-box>
            <text:p><text:span text:style-name="T6">No</text:span></text:p>
          </draw:text-box>
        </draw:frame>
        <draw:frame draw:style-name="gr7" draw:text-style-name="P14" draw:layer="layout" svg:width="1.222cm" svg:height="0.886cm" svg:x="1.307cm" svg:y="6.596cm">
          <draw:text-box>
            <text:p><text:span text:style-name="T6">No</text:span></text:p>
          </draw:text-box>
        </draw:frame>
        <draw:frame draw:style-name="gr7" draw:text-style-name="P15" draw:layer="layout" svg:width="10.01cm" svg:height="0.962cm" svg:x="7.894cm" svg:y="1.254cm">
          <draw:text-box>
            <text:p><text:span text:style-name="T10">DMA Write (FPGA write, PC read)</text:span></text:p>
          </draw:text-box>
        </draw:frame>
        <draw:custom-shape draw:style-name="gr1" draw:text-style-name="P10" xml:id="id40" draw:id="id40" draw:layer="layout" svg:width="4.826cm" svg:height="3.302cm" svg:x="22.844cm" svg:y="10.906cm">
          <text:p text:style-name="P1"><text:span text:style-name="T6">word_count </text:span></text:p>
          <text:p text:style-name="P1"><text:span text:style-name="T6">Reache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9" draw:text-style-name="P16" draw:layer="layout" svg:x1="25.257cm" svg:y1="10.906cm" svg:x2="19.86cm" svg:y2="11.033cm" draw:start-shape="id40" draw:start-glue-point="4" draw:end-shape="id39" draw:end-glue-point="4" svg:d="M25257 10906v-526h-5397v653" svg:viewBox="0 0 5398 654">
          <text:p/>
        </draw:connector>
        <draw:connector draw:style-name="gr9" draw:text-style-name="P16" draw:layer="layout" svg:x1="25.257cm" svg:y1="14.208cm" svg:x2="12.557cm" svg:y2="17.891cm" draw:start-shape="id40" draw:start-glue-point="6" draw:end-shape="id36" draw:end-glue-point="7" svg:d="M25257 14208v3683h-12700" svg:viewBox="0 0 12701 3684">
          <text:p/>
        </draw:connector>
        <draw:frame draw:style-name="gr28" draw:text-style-name="P14" draw:layer="layout" svg:width="1.383cm" svg:height="0.886cm" svg:x="25.384cm" svg:y="14.335cm">
          <draw:text-box>
            <text:p><text:span text:style-name="T6">yes</text:span></text:p>
          </draw:text-box>
        </draw:frame>
        <draw:frame draw:style-name="gr29" draw:text-style-name="P14" draw:layer="layout" svg:width="1.129cm" svg:height="0.886cm" svg:x="24.114cm" svg:y="9.636cm">
          <draw:text-box>
            <text:p><text:span text:style-name="T6">no</text:span></text:p>
          </draw:text-box>
        </draw:frame>
        <draw:custom-shape draw:style-name="gr1" draw:text-style-name="P10" xml:id="id35" draw:id="id35" draw:layer="layout" svg:width="5.461cm" svg:height="2.54cm" svg:x="20.431cm" svg:y="2.905cm">
          <text:p text:style-name="P1"><text:span text:style-name="T6">Store TAG for DMA </text:span></text:p>
          <text:p text:style-name="P1"><text:span text:style-name="T6">Read <text:s/>Process</text:span></text:p>
          <text:p text:style-name="P1"><text:span text:style-name="T6">(array of 32 tag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9" draw:text-style-name="P16" draw:layer="layout" svg:x1="16.884cm" svg:y1="4.175cm" svg:x2="20.431cm" svg:y2="4.175cm" draw:start-shape="id34" draw:start-glue-point="7" draw:end-shape="id35" draw:end-glue-point="5" svg:d="M16884 4175h3547" svg:viewBox="0 0 3548 1">
          <text:p/>
        </draw:connector>
      </draw:page>
      <draw:page draw:name="page4" draw:style-name="dp1" draw:master-page-name="Default">
        <draw:custom-shape draw:style-name="gr1" draw:text-style-name="P10" xml:id="id41" draw:id="id41" draw:layer="layout" svg:width="4.318cm" svg:height="3.048cm" svg:x="2.779cm" svg:y="3.795cm">
          <text:p text:style-name="P1"><text:span text:style-name="T6">IDLE</text:span></text:p>
          <draw:enhanced-geometry svg:viewBox="0 0 21600 21600" draw:type="rectangle" draw:enhanced-path="M 0 0 L 21600 0 21600 21600 0 21600 0 0 Z N"/>
        </draw:custom-shape>
        <draw:custom-shape draw:style-name="gr1" draw:text-style-name="P13" xml:id="id42" draw:id="id42" draw:layer="layout" svg:width="4.064cm" svg:height="3.555cm" svg:x="2.906cm" svg:y="7.859cm">
          <text:p text:style-name="P1"><text:span text:style-name="T9">Tvalid and </text:span></text:p>
          <text:p text:style-name="P1"><text:span text:style-name="T9">Contains</text:span></text:p>
          <text:p text:style-name="P1"><text:span text:style-name="T9">data?a</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9" draw:text-style-name="P10" draw:layer="layout" svg:x1="4.938cm" svg:y1="6.843cm" svg:x2="4.938cm" svg:y2="7.859cm" draw:start-shape="id41" draw:start-glue-point="2" draw:end-shape="id42" draw:end-glue-point="4" svg:d="M4938 6843v1016" svg:viewBox="0 0 1 1017">
          <text:p/>
        </draw:connector>
        <draw:connector draw:style-name="gr9" draw:text-style-name="P10" draw:layer="layout" draw:line-skew="-0.618cm" svg:x1="2.906cm" svg:y1="9.637cm" svg:x2="2.779cm" svg:y2="5.319cm" draw:start-shape="id42" draw:start-glue-point="5" draw:end-shape="id41" svg:d="M2906 9637h-1271v-4318h1144" svg:viewBox="0 0 1272 4319">
          <text:p/>
        </draw:connector>
        <draw:connector draw:style-name="gr9" draw:text-style-name="P10" draw:layer="layout" svg:x1="12.303cm" svg:y1="9.636cm" svg:x2="14.335cm" svg:y2="9.636cm" draw:start-shape="id43" draw:start-glue-point="7" draw:end-shape="id44" draw:end-glue-point="5" svg:d="M12303 9636h2032" svg:viewBox="0 0 2033 1">
          <text:p/>
        </draw:connector>
        <draw:custom-shape draw:style-name="gr1" draw:text-style-name="P10" xml:id="id44" draw:id="id44" draw:layer="layout" svg:width="4.699cm" svg:height="3.048cm" svg:x="14.335cm" svg:y="8.112cm">
          <text:p text:style-name="P1"><text:span text:style-name="T6">PUSH_DATA</text:span></text:p>
          <text:p text:style-name="P1"><text:span text:style-name="T6">Push data</text:span></text:p>
          <text:p text:style-name="P1"><text:span text:style-name="T6">into FIFO</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9.034cm" svg:y1="9.636cm" svg:x2="21.574cm" svg:y2="9.636cm" draw:start-shape="id44" draw:start-glue-point="7" draw:end-shape="id45" svg:d="M19034 9636h2540" svg:viewBox="0 0 2541 1">
          <text:p/>
        </draw:connector>
        <draw:frame draw:style-name="gr27" draw:text-style-name="P14" draw:layer="layout" svg:width="1.421cm" svg:height="0.886cm" svg:x="6.436cm" svg:y="8.72cm">
          <draw:text-box>
            <text:p><text:span text:style-name="T6">Yes</text:span></text:p>
          </draw:text-box>
        </draw:frame>
        <draw:frame draw:style-name="gr7" draw:text-style-name="P14" draw:layer="layout" svg:width="1.222cm" svg:height="0.886cm" svg:x="2.116cm" svg:y="8.621cm">
          <draw:text-box>
            <text:p><text:span text:style-name="T6">No</text:span></text:p>
          </draw:text-box>
        </draw:frame>
        <draw:frame draw:style-name="gr7" draw:text-style-name="P15" draw:layer="layout" svg:width="10.052cm" svg:height="0.962cm" svg:x="8.389cm" svg:y="3.032cm">
          <draw:text-box>
            <text:p><text:span text:style-name="T10">DMA Read (FPGA read, PC write)</text:span></text:p>
          </draw:text-box>
        </draw:frame>
        <draw:custom-shape draw:style-name="gr1" draw:text-style-name="P10" xml:id="id45" draw:id="id45" draw:layer="layout" svg:width="4.826cm" svg:height="3.302cm" svg:x="21.574cm" svg:y="7.985cm">
          <text:p text:style-name="P1"><text:span text:style-name="T6">Tlast or</text:span></text:p>
          <text:p text:style-name="P1"><text:span text:style-name="T6">word_count </text:span></text:p>
          <text:p text:style-name="P1"><text:span text:style-name="T6">Reache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9" draw:text-style-name="P18" draw:layer="layout" draw:line-skew="1.632cm" svg:x1="23.987cm" svg:y1="11.287cm" svg:x2="16.685cm" svg:y2="11.16cm" draw:start-shape="id45" draw:start-glue-point="6" draw:end-shape="id44" draw:end-glue-point="6" svg:d="M23987 11287v2159h-7302v-2286" svg:viewBox="0 0 7303 2287">
          <text:p/>
        </draw:connector>
        <draw:connector draw:style-name="gr9" draw:text-style-name="P18" draw:layer="layout" draw:line-skew="0cm 6.921cm -0.618cm" svg:x1="26.4cm" svg:y1="9.636cm" svg:x2="2.779cm" svg:y2="5.319cm" draw:start-shape="id45" draw:start-glue-point="7" draw:end-shape="id41" draw:end-glue-point="3" svg:d="M26400 9636h527v4699h-25292v-9016h1144" svg:viewBox="0 0 25293 9017">
          <text:p/>
        </draw:connector>
        <draw:frame draw:style-name="gr7" draw:text-style-name="P14" draw:layer="layout" svg:width="1.222cm" svg:height="0.886cm" svg:x="22.816cm" svg:y="11.447cm">
          <draw:text-box>
            <text:p><text:span text:style-name="T6">No</text:span></text:p>
          </draw:text-box>
        </draw:frame>
        <draw:frame draw:style-name="gr7" draw:text-style-name="P14" draw:layer="layout" svg:width="1.421cm" svg:height="0.886cm" svg:x="25.849cm" svg:y="8.558cm">
          <draw:text-box>
            <text:p><text:span text:style-name="T6">Yes</text:span></text:p>
          </draw:text-box>
        </draw:frame>
        <draw:custom-shape draw:style-name="gr1" draw:text-style-name="P13" xml:id="id43" draw:id="id43" draw:layer="layout" svg:width="4.064cm" svg:height="3.556cm" svg:x="8.239cm" svg:y="7.858cm">
          <text:p text:style-name="P1"><text:span text:style-name="T9">Tag matches</text:span></text:p>
          <text:p text:style-name="P1"><text:span text:style-name="T9">Reques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9" draw:text-style-name="P16" draw:layer="layout" svg:x1="6.97cm" svg:y1="9.637cm" svg:x2="8.239cm" svg:y2="9.636cm" draw:start-shape="id42" draw:start-glue-point="7" draw:end-shape="id43" draw:end-glue-point="5" svg:d="M6970 9637h635v-1h634" svg:viewBox="0 0 1270 2">
          <text:p/>
        </draw:connector>
        <draw:connector draw:style-name="gr9" draw:text-style-name="P16" draw:layer="layout" draw:line-skew="0.743cm -0.618cm" svg:x1="10.271cm" svg:y1="11.414cm" svg:x2="2.779cm" svg:y2="5.319cm" draw:start-shape="id43" draw:start-glue-point="6" draw:end-shape="id41" draw:end-glue-point="3" svg:d="M10271 11414v1270h-8636v-7365h1144" svg:viewBox="0 0 8637 7366">
          <text:p/>
        </draw:connector>
        <draw:frame draw:style-name="gr30" draw:text-style-name="P14" draw:layer="layout" svg:width="1.321cm" svg:height="0.886cm" svg:x="10.446cm" svg:y="11.287cm">
          <draw:text-box>
            <text:p><text:span text:style-name="T6">No</text:span></text:p>
          </draw:text-box>
        </draw:frame>
        <draw:frame draw:style-name="gr27" draw:text-style-name="P14" draw:layer="layout" svg:width="1.421cm" svg:height="0.886cm" svg:x="12.003cm" svg:y="8.766cm">
          <draw:text-box>
            <text:p><text:span text:style-name="T6">Yes</text:span></text:p>
          </draw:text-box>
        </draw:frame>
      </draw:page>
      <draw:page draw:name="page5" draw:style-name="dp1" draw:master-page-name="Default">
        <draw:custom-shape draw:style-name="gr1" draw:text-style-name="P12" xml:id="id47" draw:id="id47" draw:layer="layout" svg:width="6.35cm" svg:height="3.048cm" svg:x="3.794cm" svg:y="3.921cm">
          <text:p text:style-name="P11"><text:span text:style-name="T6">TRANSFER:</text:span></text:p>
          <text:p text:style-name="P11"><text:span text:style-name="T6"><text:s text:c="2"/></text:span><text:span text:style-name="T6">axis_rq &lt;= axis_rq</text:span></text:p>
          <text:p text:style-name="P11"><text:span text:style-name="T6"><text:s text:c="2"/></text:span><text:span text:style-name="T6">backup(i) &lt;= axis_rq </text:span></text:p>
          <text:p text:style-name="P11"><text:span text:style-name="T6"><text:s text:c="2"/></text:span><text:span text:style-name="T6">I++</text:span></text:p>
          <draw:enhanced-geometry svg:viewBox="0 0 21600 21600" draw:type="rectangle" draw:enhanced-path="M 0 0 L 21600 0 21600 21600 0 21600 0 0 Z N"/>
        </draw:custom-shape>
        <draw:custom-shape draw:style-name="gr1" draw:text-style-name="P13" xml:id="id46" draw:id="id46" draw:layer="layout" svg:width="4.318cm" svg:height="3.555cm" svg:x="4.81cm" svg:y="7.859cm">
          <text:p text:style-name="P1"><text:span text:style-name="T9">Tready = 1?</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frame draw:style-name="gr27" draw:text-style-name="P14" draw:layer="layout" svg:width="1.421cm" svg:height="0.886cm" svg:x="9.001cm" svg:y="9.639cm">
          <draw:text-box>
            <text:p><text:span text:style-name="T6">Yes</text:span></text:p>
          </draw:text-box>
        </draw:frame>
        <draw:frame draw:style-name="gr31" draw:text-style-name="P14" draw:layer="layout" svg:width="1.222cm" svg:height="0.886cm" svg:x="15.224cm" svg:y="16.24cm">
          <draw:text-box>
            <text:p><text:span text:style-name="T6">No</text:span></text:p>
          </draw:text-box>
        </draw:frame>
        <draw:frame draw:style-name="gr7" draw:text-style-name="P15" draw:layer="layout" svg:width="3.88cm" svg:height="0.962cm" svg:x="12.106cm" svg:y="2.959cm">
          <draw:text-box>
            <text:p><text:span text:style-name="T10">DMA Cache</text:span></text:p>
          </draw:text-box>
        </draw:frame>
        <draw:frame draw:style-name="gr30" draw:text-style-name="P14" draw:layer="layout" svg:width="1.321cm" svg:height="0.886cm" svg:x="6.953cm" svg:y="11.544cm">
          <draw:text-box>
            <text:p><text:span text:style-name="T6">No</text:span></text:p>
          </draw:text-box>
        </draw:frame>
        <draw:connector draw:style-name="gr32" draw:text-style-name="P1" draw:layer="layout" draw:line-skew="0.508cm" svg:x1="9.128cm" svg:y1="9.637cm" svg:x2="10.144cm" svg:y2="5.445cm" draw:start-shape="id46" draw:start-glue-point="7" draw:end-shape="id47" svg:d="M9128 9637h2050v-4192h-1034" svg:viewBox="0 0 2051 4193">
          <text:p/>
        </draw:connector>
        <draw:custom-shape draw:style-name="gr1" draw:text-style-name="P12" xml:id="id48" draw:id="id48" draw:layer="layout" svg:width="6.35cm" svg:height="3.048cm" svg:x="3.794cm" svg:y="13.192cm">
          <text:p text:style-name="P11"><text:span text:style-name="T6">START_RESTORE:</text:span></text:p>
          <text:p text:style-name="P11"><text:span text:style-name="T6"><text:s text:c="2"/></text:span><text:span text:style-name="T6">axis_rq &lt;= axis_rq</text:span></text:p>
          <text:p text:style-name="P11"><text:span text:style-name="T6"><text:s text:c="2"/></text:span><text:span text:style-name="T6">backup(i) &lt;= axis_rq </text:span></text:p>
          <text:p text:style-name="P11"><text:span text:style-name="T6"><text:s text:c="2"/></text:span><text:span text:style-name="T6">I++</text:span></text:p>
          <draw:enhanced-geometry svg:viewBox="0 0 21600 21600" draw:type="rectangle" draw:enhanced-path="M 0 0 L 21600 0 21600 21600 0 21600 0 0 Z N"/>
        </draw:custom-shape>
        <draw:connector draw:style-name="gr32" draw:text-style-name="P1" draw:layer="layout" svg:x1="6.969cm" svg:y1="11.414cm" svg:x2="6.969cm" svg:y2="13.192cm" draw:start-shape="id46" draw:start-glue-point="6" draw:end-shape="id48" draw:end-glue-point="0" svg:d="M6969 11414v1778" svg:viewBox="0 0 1 1779">
          <text:p/>
        </draw:connector>
        <draw:custom-shape draw:style-name="gr1" draw:text-style-name="P13" xml:id="id49" draw:id="id49" draw:layer="layout" svg:width="4.064cm" svg:height="3.048cm" svg:x="13.065cm" svg:y="13.192cm">
          <text:p text:style-name="P1"><text:span text:style-name="T9">Tlast = 1?</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32" draw:text-style-name="P1" draw:layer="layout" svg:x1="10.144cm" svg:y1="14.716cm" svg:x2="13.065cm" svg:y2="14.716cm" draw:start-shape="id48" draw:start-glue-point="1" draw:end-shape="id49" draw:end-glue-point="5" svg:d="M10144 14716h2921" svg:viewBox="0 0 2922 1">
          <text:p/>
        </draw:connector>
        <draw:frame draw:style-name="gr33" draw:text-style-name="P14" draw:layer="layout" svg:width="1.421cm" svg:height="0.886cm" svg:x="16.621cm" svg:y="13.7cm">
          <draw:text-box>
            <text:p><text:span text:style-name="T6">Yes</text:span></text:p>
          </draw:text-box>
        </draw:frame>
        <draw:custom-shape draw:style-name="gr1" draw:text-style-name="P12" xml:id="id50" draw:id="id50" draw:layer="layout" svg:width="5.588cm" svg:height="3.075cm" svg:x="19.288cm" svg:y="13.165cm">
          <text:p text:style-name="P11"><text:span text:style-name="T6">RESTORE:</text:span></text:p>
          <text:p text:style-name="P11"><text:span text:style-name="T6"><text:s text:c="2"/></text:span><text:span text:style-name="T6">axis_rq &lt;= backup(i)</text:span></text:p>
          <text:p text:style-name="P11"><text:span text:style-name="T6"><text:s text:c="2"/></text:span><text:span text:style-name="T6">i++</text:span></text:p>
          <draw:enhanced-geometry svg:viewBox="0 0 21600 21600" draw:type="rectangle" draw:enhanced-path="M 0 0 L 21600 0 21600 21600 0 21600 0 0 Z N"/>
        </draw:custom-shape>
        <draw:connector draw:style-name="gr32" draw:text-style-name="P1" draw:layer="layout" svg:x1="17.129cm" svg:y1="14.716cm" svg:x2="19.288cm" svg:y2="14.702cm" draw:start-shape="id49" draw:start-glue-point="7" draw:end-shape="id50" draw:end-glue-point="3" svg:d="M17129 14716h1080v-14h1079" svg:viewBox="0 0 2160 15">
          <text:p/>
        </draw:connector>
        <draw:connector draw:style-name="gr32" draw:text-style-name="P1" draw:layer="layout" svg:x1="15.097cm" svg:y1="16.24cm" svg:x2="6.969cm" svg:y2="16.24cm" draw:start-shape="id49" draw:start-glue-point="6" draw:end-shape="id48" draw:end-glue-point="2" svg:d="M15097 16240v527h-8128v-527" svg:viewBox="0 0 8129 528">
          <text:p/>
        </draw:connector>
        <draw:custom-shape draw:style-name="gr1" draw:text-style-name="P13" xml:id="id51" draw:id="id51" draw:layer="layout" svg:width="5.588cm" svg:height="4.064cm" svg:x="19.288cm" svg:y="7.604cm">
          <text:p text:style-name="P1"><text:span text:style-name="T9">Restore</text:span></text:p>
          <text:p text:style-name="P1"><text:span text:style-name="T9"/></text:p>
          <text:p text:style-name="P1"><text:span text:style-name="T9"><text:s/></text:span><text:span text:style-name="T9">complete?</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32" draw:text-style-name="P1" draw:layer="layout" svg:x1="22.082cm" svg:y1="13.165cm" svg:x2="22.082cm" svg:y2="11.668cm" draw:start-shape="id50" draw:start-glue-point="0" draw:end-shape="id51" draw:end-glue-point="6" svg:d="M22082 13165v-1497" svg:viewBox="0 0 1 1498">
          <text:p/>
        </draw:connector>
        <draw:frame draw:style-name="gr27" draw:text-style-name="P14" draw:layer="layout" svg:width="1.421cm" svg:height="0.886cm" svg:x="20.558cm" svg:y="6.591cm">
          <draw:text-box>
            <text:p><text:span text:style-name="T6">Yes</text:span></text:p>
          </draw:text-box>
        </draw:frame>
        <draw:frame draw:style-name="gr30" draw:text-style-name="P14" draw:layer="layout" svg:width="1.321cm" svg:height="0.886cm" svg:x="24.622cm" svg:y="8.747cm">
          <draw:text-box>
            <text:p><text:span text:style-name="T6">No</text:span></text:p>
          </draw:text-box>
        </draw:frame>
        <draw:connector draw:style-name="gr32" draw:text-style-name="P1" draw:layer="layout" svg:x1="24.876cm" svg:y1="9.636cm" svg:x2="24.876cm" svg:y2="14.702cm" draw:start-shape="id51" draw:start-glue-point="7" draw:end-shape="id50" svg:d="M24876 9636h527v5066h-527" svg:viewBox="0 0 528 5067">
          <text:p/>
        </draw:connector>
        <draw:connector draw:style-name="gr32" draw:text-style-name="P1" draw:layer="layout" svg:x1="22.082cm" svg:y1="7.604cm" svg:x2="10.144cm" svg:y2="5.445cm" draw:start-shape="id51" draw:start-glue-point="4" draw:end-shape="id47" svg:d="M22082 7604v-2159h-11938" svg:viewBox="0 0 11939 2160">
          <text:p/>
        </draw:connector>
        <draw:connector draw:style-name="gr32" draw:text-style-name="P1" draw:layer="layout" svg:x1="6.969cm" svg:y1="6.969cm" svg:x2="6.969cm" svg:y2="7.859cm" draw:start-shape="id47" draw:start-glue-point="2" draw:end-shape="id46" draw:end-glue-point="4" svg:d="M6969 6969v890" svg:viewBox="0 0 1 89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o Sangam MN" svg:font-family="'Lao Sangam MN'" style:font-pitch="variable"/>
    <style:font-face style:name="Lao Sangam MN1" svg:font-family="'Lao Sangam MN'" style:font-adornments="Regular" style:font-pitch="variable"/>
    <style:font-face style:name="Liberation Sans2" svg:font-family="'Liberation Sans'"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8T11:28:13.309701601</meta:creation-date>
    <dc:date>2015-01-07T12:49:20.509470029</dc:date>
    <meta:editing-duration>PT5H15M47S</meta:editing-duration>
    <meta:editing-cycles>36</meta:editing-cycles>
    <meta:generator>LibreOffice/4.2.7.2$Linux_X86_64 LibreOffice_project/420m0$Build-2</meta:generator>
    <meta:document-statistic meta:object-count="189"/>
  </office:meta>
</office:document-meta>
</file>